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1f49c" officeooo:paragraph-rsid="0011f49c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rial" officeooo:rsid="0011f49c" officeooo:paragraph-rsid="0011f49c"/>
    </style:style>
    <style:style style:name="P3" style:family="paragraph" style:parent-style-name="Standard" style:list-style-name="L3">
      <style:paragraph-properties fo:text-align="justify" style:justify-single-word="false"/>
      <style:text-properties style:font-name="Arial" officeooo:rsid="0011f49c" officeooo:paragraph-rsid="0011f49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311d1" officeooo:paragraph-rsid="001311d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311d1" officeooo:paragraph-rsid="001311d1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1311d1" officeooo:paragraph-rsid="001311d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14e6b1" officeooo:paragraph-rsid="0014e6b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4e6b1" officeooo:paragraph-rsid="0014e6b1"/>
    </style:style>
    <style:style style:name="T1" style:family="text">
      <style:text-properties officeooo:rsid="0014e6b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***Una persona tiene un historial de visitas</text:p>
      <text:p text:style-name="P1"/>
      <text:p text:style-name="P1"/>
      <text:p text:style-name="P1"/>
      <text:p text:style-name="P4">Caso de uso Ver índice de expedientes</text:p>
      <text:p text:style-name="P5"/>
      <text:list xml:id="list2103394342" text:style-name="L1">
        <text:list-item>
          <text:p text:style-name="P6">Esta vista muestra una tabla donde cada fila corresponde a un registro de Expediente.</text:p>
          <text:p text:style-name="P6">* Se destaca que una persona puede tener <text:span text:style-name="T1">múltiples</text:span> expedientes.</text:p>
          <text:p text:style-name="P6"/>
        </text:list-item>
        <text:list-item>
          <text:p text:style-name="P6">Las columnas por defecto corresponden a: Beneficiario, Ubicación, Prioridad, Estado de <text:span text:style-name="T1">aprobación, Meses asignados</text:span> y Tipo de ayuda; además de los controles adicionales para editar y eliminar un expediente.</text:p>
          <text:p text:style-name="P6"/>
        </text:list-item>
        <text:list-item>
          <text:p text:style-name="P6">La vista tendrá controles adicionales para el filtrado y búsqueda de expedientes. Estos <text:span text:style-name="T1">controles</text:span> corresponden a los siguientes filtros de búsqueda:</text:p>
          <text:p text:style-name="P6"/>
          <text:list>
            <text:list-item>
              <text:p text:style-name="P6">Por Beneficiario.</text:p>
            </text:list-item>
            <text:list-item>
              <text:p text:style-name="P6">Por Estado de aprobación.</text:p>
            </text:list-item>
            <text:list-item>
              <text:p text:style-name="P6">Por Ubicación: Este filtro en específico, se descompone en otros tres: provincia, cantón y distrito. <text:span text:style-name="T1">Si se selecciona ubicación por provincia, el texto de las provincias en las celdas de la columna ubicación correspondiente a cada registro deberá desaparecer, igualmente para los cantones y los distritos.</text:span></text:p>
            </text:list-item>
            <text:list-item>
              <text:p text:style-name="P6">Tipo de ayuda.</text:p>
            </text:list-item>
            <text:list-item>
              <text:p text:style-name="P7">Meses asignados.</text:p>
            </text:list-item>
          </text:list>
        </text:list-item>
      </text:list>
      <text:p text:style-name="P8"/>
      <text:list xml:id="list2117571967774" text:continue-numbering="true" text:style-name="L1">
        <text:list-item>
          <text:p text:style-name="P7">Adicionalmente, esta los registros de esta vista se podrán exportar a una hoja de cálculo o archivo PDF, permitiendo incluir también los filtros seleccionados.</text:p>
        </text:list-item>
      </text:list>
      <text:p text:style-name="P1"/>
      <text:p text:style-name="P1"/>
      <text:p text:style-name="P1"><text:span text:style-name="T2">Caso de uso Ver detalle de Expediente</text:span></text:p>
      <text:p text:style-name="P1"/>
      <text:list xml:id="list981642225" text:style-name="L2">
        <text:list-item>
          <text:p text:style-name="P2">Al tocar un registro, se despliega un modal con la información detallada del expediente.</text:p>
          <text:p text:style-name="P2">El encabezado de este modal tiene los controles ‘Ver historial de registros’.</text:p>
        </text:list-item>
      </text:list>
      <text:p text:style-name="P1"/>
      <text:p text:style-name="P1"/>
      <text:p text:style-name="P1"><text:span text:style-name="T2">Caso de uso Ver historial de expediente</text:span></text:p>
      <text:p text:style-name="P1"/>
      <text:list xml:id="list2123085494" text:style-name="L3">
        <text:list-item>
          <text:p text:style-name="P3">Mostrar en una pestaña nueva, el expediente en vigencia a una mitad de la vista y el historial de la fecha seleccionada en la otra mitad de la vista, donde se puedan comparar los cambios hechos.</text:p>
        </text:list-item>
        <text:list-item>
          <text:p text:style-name="P3">La mitad de historiales deberá tener un SELECT en el cuál se puedan desplegar la fechas a elegir de los expedientes anteriores.</text:p>
        </text:list-item>
        <text:list-item>
          <text:p text:style-name="P3">El historial deberá mostrar quién autorizó el cambio y quién lo sugirió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21:20:06.278521292</meta:creation-date>
    <dc:date>2017-08-24T00:21:15.798716955</dc:date>
    <meta:editing-duration>PT10M2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292" meta:character-count="1778" meta:non-whitespace-character-count="1517"/>
  </office:meta>
</office:document-meta>
</file>